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dtteilplattform Leipziger Osten</text:p>
      <text:p text:style-name="Standard"/>
      <text:p text:style-name="Standard">Release 1.0</text:p>
      <text:p text:style-name="Standard"/>
      <text:p text:style-name="Standard">Inhalt:</text:p>
      <text:list xml:id="list7511546859677900796" text:style-name="L1">
        <text:list-item>
          <text:list>
            <text:list-item>
              <text:p text:style-name="P1">Drupal Modul „aae_data“ Version 1.0</text:p>
            </text:list-item>
          </text:list>
        </text:list-item>
      </text:list>
      <text:p text:style-name="Standard"/>
      <text:p text:style-name="Standard">Änderungen:</text:p>
      <text:p text:style-name="Standard"><text:tab/>Das Modul „aae_data“ ist neu entwickelt worden und umfasst bisher nur die <text:tab/>Installationsroutine. Diese legt in der Drupal internen Datenbank alle benötigten Tabellen <text:tab/>zur Umsetzung der Datenstruktur an.</text:p>
      <text:p text:style-name="Standard"/>
      <text:p text:style-name="Standard">Installationsanleitung:</text:p>
      <text:p text:style-name="Standard"><text:tab/>Vorraussetzung:</text:p>
      <text:p text:style-name="Standard"><text:tab/><text:tab/>Eine lauffähige Version von Drupal 7, empfohlen wird Drupal 7.37. Eine Download<text:tab/><text:tab/>Beschreibung der Installation findet sich unter <text:a xlink:type="simple" xlink:href="https://www.drupal.org/start" text:style-name="Internet_20_link" text:visited-style-name="Visited_20_Internet_20_Link">https://www.drupal.org/start</text:a></text:p>
      <text:p text:style-name="Standard"><text:tab/>Installation:</text:p>
      <text:p text:style-name="Standard"><text:tab/><text:tab/>1) Der Ordner „aae_data“ muss in der Drupalinstanz in den Ordner <text:tab/><text:tab/><text:tab/> <text:s/><text:tab/>„~/drupal/sites/all/modules“ kopiert werden.</text:p>
      <text:p text:style-name="Standard"><text:tab/><text:tab/>2) In dem Ordner „aae_data“ in den Unterordner „database“ wechseln und die PHP-<text:tab/><text:tab/>Datei „db_config“ mit einem Texteditor öffnen. Hier müssen die Zugangsdaten zur <text:tab/><text:tab/>Datenbank eingetragen werden, was wo hin gehört ist durch Kommentare ersichtlich.</text:p>
      <text:p text:style-name="Standard"><text:tab/><text:tab/>3) Auf der Drupalseite einloggen mit dem bei der Installation erstellten Administrator <text:tab/><text:tab/>Account und unter „Modules“ die Gruppe „Custom Modules“ suchen und dort einen <text:tab/><text:tab/>Haken bei „AAE Data“ setzen.</text:p>
      <text:p text:style-name="Standard"/>
      <text:p text:style-name="Standard">Funktionen:</text:p>
      <text:p text:style-name="Standard"><text:tab/>Nach dem Abschluss der Installation werden automatisch 6 Tabellen in der Datenbank <text:tab/>angelegt. Diese werden im Lauf der Entwicklung des Moduls benötigt. Wenn das Modul <text:tab/>deaktiviert wird, werden diese Tabellen wieder gelöscht.</text:p>
      <text:p text:style-name="Standard"/>
      <text:p text:style-name="Standard">Bekannte Probleme:</text:p>
      <text:p text:style-name="Standard"><text:tab/>Keine. Das Modul ist manuell getestet worden und funktionierte immer problem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2T20:37:43.81</meta:creation-date>
    <meta:document-statistic meta:table-count="0" meta:image-count="0" meta:object-count="0" meta:page-count="1" meta:paragraph-count="17" meta:word-count="187" meta:character-count="1411"/>
    <dc:date>2015-06-22T21:14:29.26</dc:date>
    <meta:editing-duration>PT5M35S</meta:editing-duration>
    <meta:editing-cycles>1</meta:editing-cycles>
    <meta:generator>OpenOffice/4.1.0$Win32 OpenOffice.org_project/410m18$Build-9764</meta:generator>
  </office:meta>
</office:document-meta>
</file>